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scadia Code" svg:font-family="'Cascadia Code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Chilanka" svg:font-family="Chilanka" style:font-pitch="variable"/>
    <style:font-face style:name="D050000L" svg:font-family="D050000L" style:font-pitch="variable"/>
    <style:font-face style:name="DejaVu Math TeX Gyre" svg:font-family="'DejaVu Math TeX Gyre'" style:font-pitch="variable"/>
    <style:font-face style:name="Dyuthi" svg:font-family="Dyuthi" style:font-pitch="variable"/>
    <style:font-face style:name="Gargi" svg:font-family="Gargi" style:font-pitch="variable"/>
    <style:font-face style:name="Garuda" svg:font-family="Garuda" style:font-pitch="variable"/>
    <style:font-face style:name="Gayathri Thin" svg:font-family="'Gayathri Thin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FreeSerif" svg:font-family="FreeSerif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" svg:font-family="Mono" style:font-family-generic="roman" style:font-pitch="variable"/>
    <style:font-face style:name="Serif" svg:font-family="Serif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Serif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Cascadia Code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 style:master-page-name="Standard">
      <style:paragraph-properties fo:text-align="start" style:justify-single-word="false" style:page-number="auto" style:writing-mode="lr-tb"/>
      <style:text-properties style:font-name="Serif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Georgia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Georgia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style:use-window-font-color="true" style:font-name="Georgia" fo:font-size="10pt" fo:language="en" fo:country="US" fo:font-weight="normal" style:letter-kerning="true" style:font-name-asian="Noto Serif CJK SC" style:font-size-asian="10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Serif" fo:font-size="10pt" fo:font-weight="normal" style:font-size-asian="10pt" style:font-weight-asian="normal" style:font-size-complex="10pt" style:font-weight-complex="normal"/>
    </style:style>
    <style:style style:name="T1" style:family="text">
      <style:text-properties officeooo:rsid="0001c6db"/>
    </style:style>
    <style:style style:name="T2" style:family="text">
      <style:text-properties officeooo:rsid="0002d47c"/>
    </style:style>
    <style:style style:name="T3" style:family="text">
      <style:text-properties officeooo:rsid="00040a23"/>
    </style:style>
    <style:style style:name="T4" style:family="text">
      <style:text-properties officeooo:rsid="0004ead8"/>
    </style:style>
    <style:style style:name="T5" style:family="text">
      <style:text-properties style:font-name="Georgia"/>
    </style:style>
    <style:style style:name="T6" style:family="text">
      <style:text-properties officeooo:rsid="000c2d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>Test C.1: Passthrough Mapper</text:p>
      <text:p text:style-name="P6"/>
      <text:p text:style-name="P6">1. The rationale behind the test; i.e., what is it testing and why we care.</text:p>
      <text:p text:style-name="P6"/>
      <text:p text:style-name="P6"><text:span text:style-name="T1">Answer: <text:tab/></text:span>This is testing the creation of a passthrough mapper and assigning it to a position <text:tab/><text:tab/><text:tab/>sensor, and then getting it’s value.</text:p>
      <text:p text:style-name="P6"><text:tab/><text:tab/>We care about this because it shows that the passthrough mapper creation is <text:tab/><text:tab/><text:tab/><text:tab/>working and that it gets assigned to a sensor.</text:p>
      <text:p text:style-name="P6"/>
      <text:p text:style-name="P6">2. A general English description of the initial conditions of the test.</text:p>
      <text:p text:style-name="P6"/>
      <text:p text:style-name="P7"><text:span text:style-name="T1">Answer: <text:tab/></text:span>The initial conditions are that there is no mapper, no sensor, no actuators, and no <text:tab/><text:tab/><text:tab/>reporters. The mapper must be made before the sensor, the actuators need to be made <text:tab/><text:tab/><text:tab/>before the reporter, and the reporter needs to be made before the sensor.</text:p>
      <text:p text:style-name="P6"/>
      <text:p text:style-name="P1"><text:span text:style-name="T5">3. The commands for (2), which must appear in a standalone form that could be directly copied into a text file to reproduce the test without manual intervention. Do not cross-reference other tests</text:span>.</text:p>
      <text:p text:style-name="P1"/>
      <text:p text:style-name="P3">@CONFIGURE LOG \"a.txt\" DOT SEQUENCE \"b.txt\" NETWORK \"c.txt\" XML \"d.txt\"</text:p>
      <text:p text:style-name="P3">CREATE MAPPER myMapper EQUATION PASSTHROUGH</text:p>
      <text:p text:style-name="P3">CREATE SENSOR POSITION mySensor1 MAPPER myMapper</text:p>
      <text:p text:style-name="P3">CREATE CONTROLLER FORWARDING myController1 WITH COMPONENTS mySensor1</text:p>
      <text:p text:style-name="P3">GET SENSOR mySensor1 VALUE</text:p>
      <text:p text:style-name="P3">SET SENSOR mySensor1 VALUE 10</text:p>
      <text:p text:style-name="P3">GET SENSOR mySensor1 VALUE</text:p>
      <text:p text:style-name="P3">@exit</text:p>
      <text:p text:style-name="P1"/>
      <text:p text:style-name="P1"/>
      <text:p text:style-name="P6">4. A brief English narrative of the expected results of executing the test. (Proper testing discipline expects that you do this before running the test.)</text:p>
      <text:p text:style-name="P6"/>
      <text:p text:style-name="P6"><text:span text:style-name="T1">Answer: <text:tab/></text:span>The expected results are for the GET SENSOR command to retrieve the value of the sensor and <text:tab/><text:tab/>output it to the screen once before we set the value to see what the default is and once after to <text:tab/><text:tab/>see how the mapper changed it, if it did. The expected result from passthrough is that the <text:tab/><text:tab/><text:tab/>mapper doesn’t change the value at all so the value should be 0 at first, then 10 after it gets set.</text:p>
      <text:p text:style-name="P6"/>
      <text:p text:style-name="P6">5. At least one representation of the actual results. The form is your choice.</text:p>
      <text:p text:style-name="P6"/>
      <text:p text:style-name="P3">Welcome to your ParserHelper</text:p>
      <text:p text:style-name="P3">Welcome to your Startup class</text:p>
      <text:p text:style-name="P3">PARSE&gt; @CONFIGURE LOG "a.txt" DOT SEQUENCE "b.txt" NETWORK "c.txt" XML "d.txt"</text:p>
      <text:p text:style-name="P3">SCHEDULE | @CONFIGURE LOG "a.txt" DOT SEQUENCE "b.txt" NETWORK "c.txt" XML "d.txt"</text:p>
      <text:p text:style-name="P3">PARSE&gt; CREATE MAPPER myMapper EQUATION PASSTHROUGH</text:p>
      <text:p text:style-name="P3">SCHEDULE | CREATE MAPPER myMapper EQUATION PASSTHROUGH</text:p>
      <text:p text:style-name="P3">PARSE&gt; CREATE SENSOR POSITION mySensor1 MAPPER myMapper</text:p>
      <text:p text:style-name="P3">SCHEDULE | CREATE SENSOR POSITION mySensor1 MAPPER myMapper</text:p>
      <text:p text:style-name="P3">PARSE&gt; CREATE CONTROLLER FORWARDING myController1 WITH COMPONENTS mySensor1</text:p>
      <text:p text:style-name="P3">SCHEDULE | CREATE CONTROLLER FORWARDING myController1 WITH COMPONENTS mySensor1</text:p>
      <text:p text:style-name="P3">PARSE&gt; GET SENSOR mySensor1 VALUE</text:p>
      <text:p text:style-name="P3">SCHEDULE | GET SENSOR mySensor1 VALUE</text:p>
      <text:p text:style-name="P3">PARSE&gt; SET SENSOR mySensor1 VALUE 10</text:p>
      <text:p text:style-name="P3">SCHEDULE | SET SENSOR mySensor1 VALUE 10</text:p>
      <text:p text:style-name="P3">PARSE&gt; GET SENSOR mySensor1 VALUE</text:p>
      <text:p text:style-name="P3">SCHEDULE | GET SENSOR mySensor1 VALUE</text:p>
      <text:p text:style-name="P3">PARSE&gt; @exit</text:p>
      <text:p text:style-name="P3">SCHEDULE | @exit</text:p>
      <text:p text:style-name="P3">TIME <text:s text:c="4"/>| 0.02</text:p>
      <text:p text:style-name="P3"><text:soft-page-break/>EXECUTE <text:s/>| @CONFIGURE LOG "a.txt" DOT SEQUENCE "b.txt" NETWORK "c.txt" XML "d.txt"</text:p>
      <text:p text:style-name="P3">EXECUTE <text:s/>| CREATE MAPPER myMapper EQUATION PASSTHROUGH</text:p>
      <text:p text:style-name="P3">EXECUTE <text:s/>| CREATE SENSOR POSITION mySensor1 MAPPER myMapper</text:p>
      <text:p text:style-name="P3">EXECUTE <text:s/>| CREATE CONTROLLER FORWARDING myController1 WITH COMPONENTS mySensor1</text:p>
      <text:p text:style-name="P3">EXECUTE <text:s/>| GET SENSOR mySensor1 VALUE</text:p>
      <text:p text:style-name="P3">The value of Identifier{name=mySensor1} is 0.0</text:p>
      <text:p text:style-name="P3">EXECUTE <text:s/>| SET SENSOR mySensor1 VALUE 10</text:p>
      <text:p text:style-name="P3">EXECUTE <text:s/>| GET SENSOR mySensor1 VALUE</text:p>
      <text:p text:style-name="P3">The value of Identifier{name=mySensor1} is 10.0</text:p>
      <text:p text:style-name="P3">EXECUTE <text:s/>| @exit</text:p>
      <text:p text:style-name="P3">EXITING <text:s/>|</text:p>
      <text:p text:style-name="P1"/>
      <text:p text:style-name="P1"/>
      <text:p text:style-name="P6">6. A brief discussion on how the actual results differ from the expected results.</text:p>
      <text:p text:style-name="P6"/>
      <text:p text:style-name="P6"><text:span text:style-name="T1">Answer: <text:tab/></text:span>The value was not affected by the mapper at all, which is expected as the <text:tab/><text:tab/><text:tab/><text:tab/><text:tab/>passthrough mapper wasn’t supposed to change the value.</text:p>
      <text:p text:style-name="P6"/>
      <text:p text:style-name="P6">7. A suggestion for how to extend this test to cover related aspects not required here</text:p>
      <text:p text:style-name="P6"/>
      <text:p text:style-name="P6"><text:span text:style-name="T1">Answer: <text:tab/></text:span>Reporter or Watchdog could be added in to further test how mapper alters the value.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Task C.2: Scaled Mapper</text:p>
      <text:p text:style-name="P1"/>
      <text:p text:style-name="P6">1. The rationale behind the test; i.e., what is it testing and why we care.</text:p>
      <text:p text:style-name="P6"/>
      <text:p text:style-name="P6"><text:span text:style-name="T1">Answer: <text:tab/></text:span>This is testing the creation of a scaled mapper and assigning it to a position sensor, and then <text:tab/><text:tab/>getting it’s value. We care about this because it shows that the scaled mapper creation is working <text:tab/><text:tab/>and that it gets assigned to a sensor.</text:p>
      <text:p text:style-name="P6"/>
      <text:p text:style-name="P6">2. A general English description of the initial conditions of the test.</text:p>
      <text:p text:style-name="P6"/>
      <text:p text:style-name="P6"><text:span text:style-name="T1">Answer: <text:tab/></text:span>The initial conditions are that there is no mapper, no sensor, no actuators, and no <text:s/>reporters. <text:tab/><text:tab/>The mapper must be made before the sensor, the actuators need to be made before the reporter, <text:tab/><text:tab/>and the reporter needs to be made before the sensor.</text:p>
      <text:p text:style-name="P6"/>
      <text:p text:style-name="P6">3. The commands for (2), which must appear in a standalone form that could be directly copied into a text file to reproduce the test without manual intervention. Do not cross-reference other tests.</text:p>
      <text:p text:style-name="P6"/>
      <text:p text:style-name="P3">@CONFIGURE LOG \"a.txt\" DOT SEQUENCE \"b.txt\" NETWORK \"c.txt\" XML \"d.txt\"</text:p>
      <text:p text:style-name="P3">CREATE MAPPER myMapper2 EQUATION SCALE 10</text:p>
      <text:p text:style-name="P3">CREATE SENSOR POSITION mySensor2 MAPPER myMapper2</text:p>
      <text:p text:style-name="P3">CREATE CONTROLLER FORWARDING myController2 WITH COMPONENTS mySensor2</text:p>
      <text:p text:style-name="P3">GET SENSOR mySensor2 VALUE</text:p>
      <text:p text:style-name="P3">SET SENSOR mySensor2 VALUE 1</text:p>
      <text:p text:style-name="P3">GET SENSOR mySensor2 VALUE</text:p>
      <text:p text:style-name="P3">@exit</text:p>
      <text:p text:style-name="P3"/>
      <text:p text:style-name="P6">4. A brief English narrative of the expected results of executing the test. (Proper testing discipline expects that you do this before running the test.)</text:p>
      <text:p text:style-name="P6"/>
      <text:p text:style-name="P6"><text:span text:style-name="T1">Answer: <text:tab/></text:span>The expected results are for the GET SENSOR command to retrieve the value of the sensor and <text:tab/><text:tab/>output it to the screen once before we set the value to see what the default is and once after to <text:tab/><text:tab/>see how the mapper changed it, if it did. The expected result is that the default value is 0, and <text:tab/><text:tab/>then after we set the value to 1, it should be 10 as we are scaling it by 10. So the value should be <text:tab/><text:tab/>multiplied by 10.</text:p>
      <text:p text:style-name="P6"/>
      <text:p text:style-name="P6">5. At least one representation of the actual results. The form is your choice.</text:p>
      <text:p text:style-name="P6"/>
      <text:p text:style-name="P3">Welcome to your ParserHelper</text:p>
      <text:p text:style-name="P3">Welcome to your Startup class</text:p>
      <text:p text:style-name="P3">PARSE&gt; @CONFIGURE LOG "a.txt" DOT SEQUENCE "b.txt" NETWORK "c.txt" XML "d.txt"</text:p>
      <text:p text:style-name="P3">SCHEDULE | @CONFIGURE LOG "a.txt" DOT SEQUENCE "b.txt" NETWORK "c.txt" XML "d.txt"</text:p>
      <text:p text:style-name="P3">PARSE&gt; CREATE MAPPER myMapper2 EQUATION SCALE 10</text:p>
      <text:p text:style-name="P3">SCHEDULE | CREATE MAPPER myMapper2 EQUATION SCALE 10</text:p>
      <text:p text:style-name="P3">PARSE&gt; CREATE SENSOR POSITION mySensor2 MAPPER myMapper2</text:p>
      <text:p text:style-name="P3">SCHEDULE | CREATE SENSOR POSITION mySensor2 MAPPER myMapper2</text:p>
      <text:p text:style-name="P3">PARSE&gt; CREATE CONTROLLER FORWARDING myController2 WITH COMPONENTS mySensor2</text:p>
      <text:p text:style-name="P3">SCHEDULE | CREATE CONTROLLER FORWARDING myController2 WITH COMPONENTS mySensor2</text:p>
      <text:p text:style-name="P3">PARSE&gt; GET SENSOR mySensor2 VALUE</text:p>
      <text:p text:style-name="P3">SCHEDULE | GET SENSOR mySensor2 VALUE</text:p>
      <text:p text:style-name="P3">PARSE&gt; SET SENSOR mySensor2 VALUE 1</text:p>
      <text:p text:style-name="P3">SCHEDULE | SET SENSOR mySensor2 VALUE 1</text:p>
      <text:p text:style-name="P3">PARSE&gt; GET SENSOR mySensor2 VALUE</text:p>
      <text:p text:style-name="P3">SCHEDULE | GET SENSOR mySensor2 VALUE</text:p>
      <text:p text:style-name="P3">PARSE&gt; @exit</text:p>
      <text:p text:style-name="P3">SCHEDULE | @exit</text:p>
      <text:p text:style-name="P3">TIME <text:s text:c="4"/>| 0.02</text:p>
      <text:p text:style-name="P3">EXECUTE <text:s/>| @CONFIGURE LOG "a.txt" DOT SEQUENCE "b.txt" NETWORK "c.txt" XML "d.txt"</text:p>
      <text:p text:style-name="P3">EXECUTE <text:s/>| CREATE MAPPER myMapper2 EQUATION SCALE 10</text:p>
      <text:p text:style-name="P3"><text:soft-page-break/>EXECUTE <text:s/>| CREATE SENSOR POSITION mySensor2 MAPPER myMapper2</text:p>
      <text:p text:style-name="P3">EXECUTE <text:s/>| CREATE CONTROLLER FORWARDING myController2 WITH COMPONENTS mySensor2</text:p>
      <text:p text:style-name="P3">EXECUTE <text:s/>| GET SENSOR mySensor2 VALUE</text:p>
      <text:p text:style-name="P3">The value of Identifier{name=mySensor2} is 0.0</text:p>
      <text:p text:style-name="P3">EXECUTE <text:s/>| SET SENSOR mySensor2 VALUE 1</text:p>
      <text:p text:style-name="P3">EXECUTE <text:s/>| GET SENSOR mySensor2 VALUE</text:p>
      <text:p text:style-name="P3">The value of Identifier{name=mySensor2} is 10.0</text:p>
      <text:p text:style-name="P3">EXECUTE <text:s/>| @exit</text:p>
      <text:p text:style-name="P3">EXITING <text:s/>|</text:p>
      <text:p text:style-name="P3"/>
      <text:p text:style-name="P6"/>
      <text:p text:style-name="P6"/>
      <text:p text:style-name="P6">6. A brief discussion on how the actual results differ from the expected results.</text:p>
      <text:p text:style-name="P6"/>
      <text:p text:style-name="P6"><text:span text:style-name="T2">Answer: <text:tab/></text:span>The value of Sensor was unchanged at 0 as 0*10 = 0, and when it was changed to 1 then it <text:tab/><text:tab/><text:tab/>became 10, which was expected.</text:p>
      <text:p text:style-name="P6"/>
      <text:p text:style-name="P6">7. A suggestion for how to extend this test to cover related aspects not required here</text:p>
      <text:p text:style-name="P6"/>
      <text:p text:style-name="P6"><text:span text:style-name="T2">Answer: <text:tab/></text:span>Reporter or Watchdog could be added in to further test how mapper alters the value.</text:p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Task C.3: Normalized Mapper</text:p>
      <text:p text:style-name="P6"/>
      <text:p text:style-name="P6">1. The rationale behind the test; i.e., what is it testing and why we care.</text:p>
      <text:p text:style-name="P6"/>
      <text:p text:style-name="P6"><text:span text:style-name="T3">Answer: <text:tab/></text:span>This is testing the creation of a normalized mapper and assigning it to a position sensor, and <text:tab/><text:tab/>then getting it’s value. We care about this because it shows that the normalized mapper creation <text:tab/><text:tab/>is working and that it gets assigned to a sensor.</text:p>
      <text:p text:style-name="P6"/>
      <text:p text:style-name="P6">2. A general English description of the initial conditions of the test.</text:p>
      <text:p text:style-name="P6"/>
      <text:p text:style-name="P6"><text:span text:style-name="T3">Answer: <text:tab/></text:span>The initial conditions are that there is no mapper, no sensor, no actuators, and no reporters. The <text:tab/><text:tab/>mapper must be made before the sensor, the actuators need to be made before the reporter, and <text:tab/><text:tab/>the reporter needs to be made before the sensor.</text:p>
      <text:p text:style-name="P6"/>
      <text:p text:style-name="P6">3. The commands for (2), which must appear in a standalone form that could be directly copied into a text file to reproduce the test without manual intervention. Do not cross-reference other tests.</text:p>
      <text:p text:style-name="P6"/>
      <text:p text:style-name="P3">@CONFIGURE LOG \"a.txt\" DOT SEQUENCE \"b.txt\" NETWORK \"c.txt\" XML \"d.txt\"</text:p>
      <text:p text:style-name="P3">CREATE MAPPER myMapper3 EQUATION NORMALIZE 10 20</text:p>
      <text:p text:style-name="P3">CREATE SENSOR POSITION mySensor3 MAPPER myMapper3</text:p>
      <text:p text:style-name="P3">CREATE CONTROLLER FORWARDING myController3 WITH COMPONENTS mySensor3</text:p>
      <text:p text:style-name="P3">GET SENSOR mySensor3 VALUE</text:p>
      <text:p text:style-name="P3">SET SENSOR mySensor3 VALUE 15</text:p>
      <text:p text:style-name="P3">GET SENSOR mySensor3 VALUE</text:p>
      <text:p text:style-name="P3">@exit</text:p>
      <text:p text:style-name="P1"/>
      <text:p text:style-name="P6">4. A brief English narrative of the expected results of executing the test. (Proper testing discipline expects that you do this before running the test.)</text:p>
      <text:p text:style-name="P6"/>
      <text:p text:style-name="P6"><text:span text:style-name="T3">Answer: <text:tab/></text:span>The expected results are for the GET SENSOR command to retrieve the value of the sensor and <text:tab/><text:tab/>output it to the screen once before we set the value to see what the default is and once after to <text:tab/><text:tab/>see how the mapper changed it, if it did. The expected <text:span text:style-name="T6">v</text:span>alue at the default is 0 as 0 lies outside <text:tab/><text:tab/>the bounds of 10 and 20 so it is 0. After it’s set to 15 it should return a value of 50 as 50 is <text:tab/><text:tab/><text:tab/>halfway between 10 and 20.</text:p>
      <text:p text:style-name="P6"/>
      <text:p text:style-name="P6"/>
      <text:p text:style-name="P6">5. At least one representation of the actual results. The form is your choice.</text:p>
      <text:p text:style-name="P5"/>
      <text:p text:style-name="P3">Welcome to your ParserHelper</text:p>
      <text:p text:style-name="P3">Welcome to your Startup class</text:p>
      <text:p text:style-name="P3">PARSE&gt; @CONFIGURE LOG "a.txt" DOT SEQUENCE "b.txt" NETWORK "c.txt" XML "d.txt"</text:p>
      <text:p text:style-name="P3">SCHEDULE | @CONFIGURE LOG "a.txt" DOT SEQUENCE "b.txt" NETWORK "c.txt" XML "d.txt"</text:p>
      <text:p text:style-name="P3">PARSE&gt; CREATE MAPPER myMapper3 EQUATION NORMALIZE 10 20</text:p>
      <text:p text:style-name="P3">SCHEDULE | CREATE MAPPER myMapper3 EQUATION NORMALIZE 10 20</text:p>
      <text:p text:style-name="P3">PARSE&gt; CREATE SENSOR POSITION mySensor3 MAPPER myMapper3</text:p>
      <text:p text:style-name="P3">SCHEDULE | CREATE SENSOR POSITION mySensor3 MAPPER myMapper3</text:p>
      <text:p text:style-name="P3">PARSE&gt; CREATE CONTROLLER FORWARDING myController3 WITH COMPONENTS mySensor3</text:p>
      <text:p text:style-name="P3">SCHEDULE | CREATE CONTROLLER FORWARDING myController3 WITH COMPONENTS mySensor3</text:p>
      <text:p text:style-name="P3">PARSE&gt; GET SENSOR mySensor3 VALUE</text:p>
      <text:p text:style-name="P3">SCHEDULE | GET SENSOR mySensor3 VALUE</text:p>
      <text:p text:style-name="P3">PARSE&gt; SET SENSOR mySensor3 VALUE 15</text:p>
      <text:p text:style-name="P3">SCHEDULE | SET SENSOR mySensor3 VALUE 15</text:p>
      <text:p text:style-name="P3">PARSE&gt; GET SENSOR mySensor3 VALUE</text:p>
      <text:p text:style-name="P3">SCHEDULE | GET SENSOR mySensor3 VALUE</text:p>
      <text:p text:style-name="P3">PARSE&gt; @exit</text:p>
      <text:p text:style-name="P3">SCHEDULE | @exit</text:p>
      <text:p text:style-name="P3">TIME <text:s text:c="4"/>| 0.02</text:p>
      <text:p text:style-name="P3">EXECUTE <text:s/>| @CONFIGURE LOG "a.txt" DOT SEQUENCE "b.txt" NETWORK "c.txt" XML "d.txt"</text:p>
      <text:p text:style-name="P3"><text:soft-page-break/>EXECUTE <text:s/>| CREATE MAPPER myMapper3 EQUATION NORMALIZE 10 20</text:p>
      <text:p text:style-name="P3">EXECUTE <text:s/>| CREATE SENSOR POSITION mySensor3 MAPPER myMapper3</text:p>
      <text:p text:style-name="P3">EXECUTE <text:s/>| CREATE CONTROLLER FORWARDING myController3 WITH COMPONENTS mySensor3</text:p>
      <text:p text:style-name="P3">EXECUTE <text:s/>| GET SENSOR mySensor3 VALUE</text:p>
      <text:p text:style-name="P3">The value of Identifier{name=mySensor3} is 0.0</text:p>
      <text:p text:style-name="P3">EXECUTE <text:s/>| SET SENSOR mySensor3 VALUE 15</text:p>
      <text:p text:style-name="P3">EXECUTE <text:s/>| GET SENSOR mySensor3 VALUE</text:p>
      <text:p text:style-name="P3">The value of Identifier{name=mySensor3} is 50.0</text:p>
      <text:p text:style-name="P3">EXECUTE <text:s/>| @exit</text:p>
      <text:p text:style-name="P3">EXITING <text:s/>|</text:p>
      <text:p text:style-name="P1"/>
      <text:p text:style-name="P1"/>
      <text:p text:style-name="P6">6. A brief discussion on how the actual results differ from the expected results.</text:p>
      <text:p text:style-name="P6"/>
      <text:p text:style-name="P6"><text:span text:style-name="T4">Answer: <text:tab/></text:span>The actual results is that at the default it remained 0 then after we set it to 15 it turned into 50.0 <text:tab/><text:tab/>which was the expected value.</text:p>
      <text:p text:style-name="P6"><text:line-break/>7. A suggestion for how to extend this test to cover related aspects not required here.</text:p>
      <text:p text:style-name="P6"/>
      <text:p text:style-name="P6"><text:span text:style-name="T4">Answer: <text:tab/></text:span>Reporter or Watchdog could be added in to further test how mapper alters the value.</text:p>
      <text:p text:style-name="P6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scadia Code" svg:font-family="'Cascadia Code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Chilanka" svg:font-family="Chilanka" style:font-pitch="variable"/>
    <style:font-face style:name="D050000L" svg:font-family="D050000L" style:font-pitch="variable"/>
    <style:font-face style:name="DejaVu Math TeX Gyre" svg:font-family="'DejaVu Math TeX Gyre'" style:font-pitch="variable"/>
    <style:font-face style:name="Dyuthi" svg:font-family="Dyuthi" style:font-pitch="variable"/>
    <style:font-face style:name="Gargi" svg:font-family="Gargi" style:font-pitch="variable"/>
    <style:font-face style:name="Garuda" svg:font-family="Garuda" style:font-pitch="variable"/>
    <style:font-face style:name="Gayathri Thin" svg:font-family="'Gayathri Thin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FreeSerif" svg:font-family="FreeSerif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" svg:font-family="Mono" style:font-family-generic="roman" style:font-pitch="variable"/>
    <style:font-face style:name="Serif" svg:font-family="Serif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3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12:46:08</meta:creation-date>
    <dc:language>en-US</dc:language>
    <dc:date>2022-06-16T11:48:31.721889285</dc:date>
    <meta:editing-cycles>59</meta:editing-cycles>
    <meta:editing-duration>P1DT5H52M43S</meta:editing-duration>
    <meta:generator>LibreOffice/6.4.7.2$Linux_X86_64 LibreOffice_project/40$Build-2</meta:generator>
    <meta:document-statistic meta:table-count="0" meta:image-count="0" meta:object-count="0" meta:page-count="6" meta:paragraph-count="154" meta:word-count="1757" meta:character-count="10824" meta:non-whitespace-character-count="9100"/>
  </office:meta>
</office:document-meta>
</file>